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 table:number-rows-repeated="10">
          <table:table-cell table:number-columns-repeated="10"/>
        </table:table-row>
        <table:table-row table:style-name="ro1">
          <table:table-cell office:value-type="string" calcext:value-type="string">
            <text:p>val observ.</text:p>
          </table:table-cell>
          <table:table-cell office:value-type="string" calcext:value-type="string">
            <text:p>predito</text:p>
          </table:table-cell>
          <table:table-cell office:value-type="string" calcext:value-type="string">
            <text:p>Obs-pred</text:p>
          </table:table-cell>
          <table:table-cell office:value-type="string" calcext:value-type="string">
            <text:p>(Obs-pred )²</text:p>
          </table:table-cell>
          <table:table-cell office:value-type="string" calcext:value-type="string">
            <text:p>val observ.</text:p>
          </table:table-cell>
          <table:table-cell office:value-type="string" calcext:value-type="string">
            <text:p>media obs</text:p>
          </table:table-cell>
          <table:table-cell office:value-type="string" calcext:value-type="string">
            <text:p>Obs-med</text:p>
          </table:table-cell>
          <table:table-cell office:value-type="string" calcext:value-type="string">
            <text:p>(Obs-med)²</text:p>
          </table:table-cell>
          <table:table-cell table:number-columns-repeated="2"/>
        </table:table-row>
        <table:table-row table:style-name="ro1">
          <table:table-cell office:value-type="float" office:value="1.0548841" calcext:value-type="float">
            <text:p>1,0548841</text:p>
          </table:table-cell>
          <table:table-cell office:value-type="float" office:value="1.0797674" calcext:value-type="float">
            <text:p>1,0797674</text:p>
          </table:table-cell>
          <table:table-cell table:formula="of:=[.A12]-[.B12]" office:value-type="float" office:value="-0.0248832999999999" calcext:value-type="float">
            <text:p>-0,0248833</text:p>
          </table:table-cell>
          <table:table-cell table:formula="of:=[.C12]^2" office:value-type="float" office:value="0.000619178618889997" calcext:value-type="float">
            <text:p>0,00061917861889</text:p>
          </table:table-cell>
          <table:table-cell office:value-type="float" office:value="1.0548841" calcext:value-type="float">
            <text:p>1,0548841</text:p>
          </table:table-cell>
          <table:table-cell table:formula="of:=[.$A$34]" office:value-type="float" office:value="1.3562022" calcext:value-type="float">
            <text:p>1,3562022</text:p>
          </table:table-cell>
          <table:table-cell table:formula="of:=[.E12]-[.F12]" office:value-type="float" office:value="-0.3013181" calcext:value-type="float">
            <text:p>-0,3013181</text:p>
          </table:table-cell>
          <table:table-cell table:formula="of:=[.G12]^2" office:value-type="float" office:value="0.09079259738761" calcext:value-type="float">
            <text:p>0,09079259738761</text:p>
          </table:table-cell>
          <table:table-cell table:number-columns-repeated="2"/>
        </table:table-row>
        <table:table-row table:style-name="ro1">
          <table:table-cell office:value-type="float" office:value="1.0801767" calcext:value-type="float">
            <text:p>1,0801767</text:p>
          </table:table-cell>
          <table:table-cell office:value-type="float" office:value="1.2058557" calcext:value-type="float">
            <text:p>1,2058557</text:p>
          </table:table-cell>
          <table:table-cell table:formula="of:=[.A13]-[.B13]" office:value-type="float" office:value="-0.125679" calcext:value-type="float">
            <text:p>-0,125679</text:p>
          </table:table-cell>
          <table:table-cell table:formula="of:=[.C13]^2" office:value-type="float" office:value="0.015795211041" calcext:value-type="float">
            <text:p>0,015795211041</text:p>
          </table:table-cell>
          <table:table-cell office:value-type="float" office:value="1.0801767" calcext:value-type="float">
            <text:p>1,0801767</text:p>
          </table:table-cell>
          <table:table-cell table:formula="of:=[.$A$34]" office:value-type="float" office:value="1.3562022" calcext:value-type="float">
            <text:p>1,3562022</text:p>
          </table:table-cell>
          <table:table-cell table:formula="of:=[.E13]-[.F13]" office:value-type="float" office:value="-0.2760255" calcext:value-type="float">
            <text:p>-0,2760255</text:p>
          </table:table-cell>
          <table:table-cell table:formula="of:=[.G13]^2" office:value-type="float" office:value="0.07619007665025" calcext:value-type="float">
            <text:p>0,07619007665025</text:p>
          </table:table-cell>
          <table:table-cell table:number-columns-repeated="2"/>
        </table:table-row>
        <table:table-row table:style-name="ro1">
          <table:table-cell office:value-type="float" office:value="1.4109371" calcext:value-type="float">
            <text:p>1,4109371</text:p>
          </table:table-cell>
          <table:table-cell office:value-type="float" office:value="1.3691844" calcext:value-type="float">
            <text:p>1,3691844</text:p>
          </table:table-cell>
          <table:table-cell table:formula="of:=[.A14]-[.B14]" office:value-type="float" office:value="0.0417527" calcext:value-type="float">
            <text:p>0,0417527</text:p>
          </table:table-cell>
          <table:table-cell table:formula="of:=[.C14]^2" office:value-type="float" office:value="0.00174328795729" calcext:value-type="float">
            <text:p>0,00174328795729</text:p>
          </table:table-cell>
          <table:table-cell office:value-type="float" office:value="1.4109371" calcext:value-type="float">
            <text:p>1,4109371</text:p>
          </table:table-cell>
          <table:table-cell table:formula="of:=[.$A$34]" office:value-type="float" office:value="1.3562022" calcext:value-type="float">
            <text:p>1,3562022</text:p>
          </table:table-cell>
          <table:table-cell table:formula="of:=[.E14]-[.F14]" office:value-type="float" office:value="0.0547348999999999" calcext:value-type="float">
            <text:p>0,0547349</text:p>
          </table:table-cell>
          <table:table-cell table:formula="of:=[.G14]^2" office:value-type="float" office:value="0.00299590927800999" calcext:value-type="float">
            <text:p>0,00299590927801</text:p>
          </table:table-cell>
          <table:table-cell table:number-columns-repeated="2"/>
        </table:table-row>
        <table:table-row table:style-name="ro1">
          <table:table-cell office:value-type="float" office:value="1.097026" calcext:value-type="float">
            <text:p>1,097026</text:p>
          </table:table-cell>
          <table:table-cell office:value-type="float" office:value="0.9757005" calcext:value-type="float">
            <text:p>0,9757005</text:p>
          </table:table-cell>
          <table:table-cell table:formula="of:=[.A15]-[.B15]" office:value-type="float" office:value="0.1213255" calcext:value-type="float">
            <text:p>0,1213255</text:p>
          </table:table-cell>
          <table:table-cell table:formula="of:=[.C15]^2" office:value-type="float" office:value="0.01471987695025" calcext:value-type="float">
            <text:p>0,01471987695025</text:p>
          </table:table-cell>
          <table:table-cell office:value-type="float" office:value="1.097026" calcext:value-type="float">
            <text:p>1,097026</text:p>
          </table:table-cell>
          <table:table-cell table:formula="of:=[.$A$34]" office:value-type="float" office:value="1.3562022" calcext:value-type="float">
            <text:p>1,3562022</text:p>
          </table:table-cell>
          <table:table-cell table:formula="of:=[.E15]-[.F15]" office:value-type="float" office:value="-0.2591762" calcext:value-type="float">
            <text:p>-0,2591762</text:p>
          </table:table-cell>
          <table:table-cell table:formula="of:=[.G15]^2" office:value-type="float" office:value="0.06717230264644" calcext:value-type="float">
            <text:p>0,06717230264644</text:p>
          </table:table-cell>
          <table:table-cell table:number-columns-repeated="2"/>
        </table:table-row>
        <table:table-row table:style-name="ro1">
          <table:table-cell office:value-type="float" office:value="1.0960888" calcext:value-type="float">
            <text:p>1,0960888</text:p>
          </table:table-cell>
          <table:table-cell office:value-type="float" office:value="1.0383114" calcext:value-type="float">
            <text:p>1,0383114</text:p>
          </table:table-cell>
          <table:table-cell table:formula="of:=[.A16]-[.B16]" office:value-type="float" office:value="0.0577774" calcext:value-type="float">
            <text:p>0,0577774</text:p>
          </table:table-cell>
          <table:table-cell table:formula="of:=[.C16]^2" office:value-type="float" office:value="0.00333822795076" calcext:value-type="float">
            <text:p>0,00333822795076</text:p>
          </table:table-cell>
          <table:table-cell office:value-type="float" office:value="1.0960888" calcext:value-type="float">
            <text:p>1,0960888</text:p>
          </table:table-cell>
          <table:table-cell table:formula="of:=[.$A$34]" office:value-type="float" office:value="1.3562022" calcext:value-type="float">
            <text:p>1,3562022</text:p>
          </table:table-cell>
          <table:table-cell table:formula="of:=[.E16]-[.F16]" office:value-type="float" office:value="-0.2601134" calcext:value-type="float">
            <text:p>-0,2601134</text:p>
          </table:table-cell>
          <table:table-cell table:formula="of:=[.G16]^2" office:value-type="float" office:value="0.06765898085956" calcext:value-type="float">
            <text:p>0,06765898085956</text:p>
          </table:table-cell>
          <table:table-cell table:number-columns-repeated="2"/>
        </table:table-row>
        <table:table-row table:style-name="ro1">
          <table:table-cell office:value-type="float" office:value="1.0541696" calcext:value-type="float">
            <text:p>1,0541696</text:p>
          </table:table-cell>
          <table:table-cell office:value-type="float" office:value="1.1540264" calcext:value-type="float">
            <text:p>1,1540264</text:p>
          </table:table-cell>
          <table:table-cell table:formula="of:=[.A17]-[.B17]" office:value-type="float" office:value="-0.0998568" calcext:value-type="float">
            <text:p>-0,0998568</text:p>
          </table:table-cell>
          <table:table-cell table:formula="of:=[.C17]^2" office:value-type="float" office:value="0.00997138050623999" calcext:value-type="float">
            <text:p>0,00997138050624</text:p>
          </table:table-cell>
          <table:table-cell office:value-type="float" office:value="1.0541696" calcext:value-type="float">
            <text:p>1,0541696</text:p>
          </table:table-cell>
          <table:table-cell table:formula="of:=[.$A$34]" office:value-type="float" office:value="1.3562022" calcext:value-type="float">
            <text:p>1,3562022</text:p>
          </table:table-cell>
          <table:table-cell table:formula="of:=[.E17]-[.F17]" office:value-type="float" office:value="-0.3020326" calcext:value-type="float">
            <text:p>-0,3020326</text:p>
          </table:table-cell>
          <table:table-cell table:formula="of:=[.G17]^2" office:value-type="float" office:value="0.09122369146276" calcext:value-type="float">
            <text:p>0,09122369146276</text:p>
          </table:table-cell>
          <table:table-cell table:number-columns-repeated="2"/>
        </table:table-row>
        <table:table-row table:style-name="ro1">
          <table:table-cell office:value-type="float" office:value="1.2932199" calcext:value-type="float">
            <text:p>1,2932199</text:p>
          </table:table-cell>
          <table:table-cell office:value-type="float" office:value="1.1359704" calcext:value-type="float">
            <text:p>1,1359704</text:p>
          </table:table-cell>
          <table:table-cell table:formula="of:=[.A18]-[.B18]" office:value-type="float" office:value="0.1572495" calcext:value-type="float">
            <text:p>0,1572495</text:p>
          </table:table-cell>
          <table:table-cell table:formula="of:=[.C18]^2" office:value-type="float" office:value="0.02472740525025" calcext:value-type="float">
            <text:p>0,02472740525025</text:p>
          </table:table-cell>
          <table:table-cell office:value-type="float" office:value="1.2932199" calcext:value-type="float">
            <text:p>1,2932199</text:p>
          </table:table-cell>
          <table:table-cell table:formula="of:=[.$A$34]" office:value-type="float" office:value="1.3562022" calcext:value-type="float">
            <text:p>1,3562022</text:p>
          </table:table-cell>
          <table:table-cell table:formula="of:=[.E18]-[.F18]" office:value-type="float" office:value="-0.0629823" calcext:value-type="float">
            <text:p>-0,0629823</text:p>
          </table:table-cell>
          <table:table-cell table:formula="of:=[.G18]^2" office:value-type="float" office:value="0.00396677011329001" calcext:value-type="float">
            <text:p>0,00396677011329</text:p>
          </table:table-cell>
          <table:table-cell table:number-columns-repeated="2"/>
        </table:table-row>
        <table:table-row table:style-name="ro1">
          <table:table-cell office:value-type="float" office:value="2.4746007" calcext:value-type="float">
            <text:p>2,4746007</text:p>
          </table:table-cell>
          <table:table-cell office:value-type="float" office:value="1.7624359" calcext:value-type="float">
            <text:p>1,7624359</text:p>
          </table:table-cell>
          <table:table-cell table:formula="of:=[.A19]-[.B19]" office:value-type="float" office:value="0.7121648" calcext:value-type="float">
            <text:p>0,7121648</text:p>
          </table:table-cell>
          <table:table-cell table:formula="of:=[.C19]^2" office:value-type="float" office:value="0.50717870235904" calcext:value-type="float">
            <text:p>0,50717870235904</text:p>
          </table:table-cell>
          <table:table-cell office:value-type="float" office:value="2.4746007" calcext:value-type="float">
            <text:p>2,4746007</text:p>
          </table:table-cell>
          <table:table-cell table:formula="of:=[.$A$34]" office:value-type="float" office:value="1.3562022" calcext:value-type="float">
            <text:p>1,3562022</text:p>
          </table:table-cell>
          <table:table-cell table:formula="of:=[.E19]-[.F19]" office:value-type="float" office:value="1.1183985" calcext:value-type="float">
            <text:p>1,1183985</text:p>
          </table:table-cell>
          <table:table-cell table:formula="of:=[.G19]^2" office:value-type="float" office:value="1.25081520480225" calcext:value-type="float">
            <text:p>1,25081520480225</text:p>
          </table:table-cell>
          <table:table-cell table:number-columns-repeated="2"/>
        </table:table-row>
        <table:table-row table:style-name="ro1">
          <table:table-cell office:value-type="float" office:value="1.0554544" calcext:value-type="float">
            <text:p>1,0554544</text:p>
          </table:table-cell>
          <table:table-cell office:value-type="float" office:value="0.9650379" calcext:value-type="float">
            <text:p>0,9650379</text:p>
          </table:table-cell>
          <table:table-cell table:formula="of:=[.A20]-[.B20]" office:value-type="float" office:value="0.0904164999999999" calcext:value-type="float">
            <text:p>0,0904165</text:p>
          </table:table-cell>
          <table:table-cell table:formula="of:=[.C20]^2" office:value-type="float" office:value="0.00817514347224998" calcext:value-type="float">
            <text:p>0,00817514347225</text:p>
          </table:table-cell>
          <table:table-cell office:value-type="float" office:value="1.0554544" calcext:value-type="float">
            <text:p>1,0554544</text:p>
          </table:table-cell>
          <table:table-cell table:formula="of:=[.$A$34]" office:value-type="float" office:value="1.3562022" calcext:value-type="float">
            <text:p>1,3562022</text:p>
          </table:table-cell>
          <table:table-cell table:formula="of:=[.E20]-[.F20]" office:value-type="float" office:value="-0.3007478" calcext:value-type="float">
            <text:p>-0,3007478</text:p>
          </table:table-cell>
          <table:table-cell table:formula="of:=[.G20]^2" office:value-type="float" office:value="0.0904492392048401" calcext:value-type="float">
            <text:p>0,09044923920484</text:p>
          </table:table-cell>
          <table:table-cell table:number-columns-repeated="2"/>
        </table:table-row>
        <table:table-row table:style-name="ro1">
          <table:table-cell office:value-type="float" office:value="0.9137416" calcext:value-type="float">
            <text:p>0,9137416</text:p>
          </table:table-cell>
          <table:table-cell office:value-type="float" office:value="1.0778452" calcext:value-type="float">
            <text:p>1,0778452</text:p>
          </table:table-cell>
          <table:table-cell table:formula="of:=[.A21]-[.B21]" office:value-type="float" office:value="-0.1641036" calcext:value-type="float">
            <text:p>-0,1641036</text:p>
          </table:table-cell>
          <table:table-cell table:formula="of:=[.C21]^2" office:value-type="float" office:value="0.02692999153296" calcext:value-type="float">
            <text:p>0,02692999153296</text:p>
          </table:table-cell>
          <table:table-cell office:value-type="float" office:value="0.9137416" calcext:value-type="float">
            <text:p>0,9137416</text:p>
          </table:table-cell>
          <table:table-cell table:formula="of:=[.$A$34]" office:value-type="float" office:value="1.3562022" calcext:value-type="float">
            <text:p>1,3562022</text:p>
          </table:table-cell>
          <table:table-cell table:formula="of:=[.E21]-[.F21]" office:value-type="float" office:value="-0.4424606" calcext:value-type="float">
            <text:p>-0,4424606</text:p>
          </table:table-cell>
          <table:table-cell table:formula="of:=[.G21]^2" office:value-type="float" office:value="0.19577138255236" calcext:value-type="float">
            <text:p>0,19577138255236</text:p>
          </table:table-cell>
          <table:table-cell table:number-columns-repeated="2"/>
        </table:table-row>
        <table:table-row table:style-name="ro1">
          <table:table-cell office:value-type="float" office:value="1.6585749" calcext:value-type="float">
            <text:p>1,6585749</text:p>
          </table:table-cell>
          <table:table-cell office:value-type="float" office:value="1.6058834" calcext:value-type="float">
            <text:p>1,6058834</text:p>
          </table:table-cell>
          <table:table-cell table:formula="of:=[.A22]-[.B22]" office:value-type="float" office:value="0.0526915000000001" calcext:value-type="float">
            <text:p>0,0526915</text:p>
          </table:table-cell>
          <table:table-cell table:formula="of:=[.C22]^2" office:value-type="float" office:value="0.00277639417225001" calcext:value-type="float">
            <text:p>0,00277639417225</text:p>
          </table:table-cell>
          <table:table-cell office:value-type="float" office:value="1.6585749" calcext:value-type="float">
            <text:p>1,6585749</text:p>
          </table:table-cell>
          <table:table-cell table:formula="of:=[.$A$34]" office:value-type="float" office:value="1.3562022" calcext:value-type="float">
            <text:p>1,3562022</text:p>
          </table:table-cell>
          <table:table-cell table:formula="of:=[.E22]-[.F22]" office:value-type="float" office:value="0.3023727" calcext:value-type="float">
            <text:p>0,3023727</text:p>
          </table:table-cell>
          <table:table-cell table:formula="of:=[.G22]^2" office:value-type="float" office:value="0.09142924970529" calcext:value-type="float">
            <text:p>0,09142924970529</text:p>
          </table:table-cell>
          <table:table-cell table:number-columns-repeated="2"/>
        </table:table-row>
        <table:table-row table:style-name="ro1">
          <table:table-cell office:value-type="float" office:value="1.0194629" calcext:value-type="float">
            <text:p>1,0194629</text:p>
          </table:table-cell>
          <table:table-cell office:value-type="float" office:value="1.1098372" calcext:value-type="float">
            <text:p>1,1098372</text:p>
          </table:table-cell>
          <table:table-cell table:formula="of:=[.A23]-[.B23]" office:value-type="float" office:value="-0.0903743000000001" calcext:value-type="float">
            <text:p>-0,0903743</text:p>
          </table:table-cell>
          <table:table-cell table:formula="of:=[.C23]^2" office:value-type="float" office:value="0.00816751410049002" calcext:value-type="float">
            <text:p>0,00816751410049</text:p>
          </table:table-cell>
          <table:table-cell office:value-type="float" office:value="1.0194629" calcext:value-type="float">
            <text:p>1,0194629</text:p>
          </table:table-cell>
          <table:table-cell table:formula="of:=[.$A$34]" office:value-type="float" office:value="1.3562022" calcext:value-type="float">
            <text:p>1,3562022</text:p>
          </table:table-cell>
          <table:table-cell table:formula="of:=[.E23]-[.F23]" office:value-type="float" office:value="-0.3367393" calcext:value-type="float">
            <text:p>-0,3367393</text:p>
          </table:table-cell>
          <table:table-cell table:formula="of:=[.G23]^2" office:value-type="float" office:value="0.11339335616449" calcext:value-type="float">
            <text:p>0,11339335616449</text:p>
          </table:table-cell>
          <table:table-cell table:number-columns-repeated="2"/>
        </table:table-row>
        <table:table-row table:style-name="ro1">
          <table:table-cell office:value-type="float" office:value="1.6186949" calcext:value-type="float">
            <text:p>1,6186949</text:p>
          </table:table-cell>
          <table:table-cell office:value-type="float" office:value="1.5711924" calcext:value-type="float">
            <text:p>1,5711924</text:p>
          </table:table-cell>
          <table:table-cell table:formula="of:=[.A24]-[.B24]" office:value-type="float" office:value="0.0475025" calcext:value-type="float">
            <text:p>0,0475025</text:p>
          </table:table-cell>
          <table:table-cell table:formula="of:=[.C24]^2" office:value-type="float" office:value="0.00225648750625" calcext:value-type="float">
            <text:p>0,00225648750625</text:p>
          </table:table-cell>
          <table:table-cell office:value-type="float" office:value="1.6186949" calcext:value-type="float">
            <text:p>1,6186949</text:p>
          </table:table-cell>
          <table:table-cell table:formula="of:=[.$A$34]" office:value-type="float" office:value="1.3562022" calcext:value-type="float">
            <text:p>1,3562022</text:p>
          </table:table-cell>
          <table:table-cell table:formula="of:=[.E24]-[.F24]" office:value-type="float" office:value="0.2624927" calcext:value-type="float">
            <text:p>0,2624927</text:p>
          </table:table-cell>
          <table:table-cell table:formula="of:=[.G24]^2" office:value-type="float" office:value="0.0689024175532899" calcext:value-type="float">
            <text:p>0,06890241755329</text:p>
          </table:table-cell>
          <table:table-cell table:number-columns-repeated="2"/>
        </table:table-row>
        <table:table-row table:style-name="ro1">
          <table:table-cell office:value-type="float" office:value="1.4496977" calcext:value-type="float">
            <text:p>1,4496977</text:p>
          </table:table-cell>
          <table:table-cell office:value-type="float" office:value="1.405153" calcext:value-type="float">
            <text:p>1,405153</text:p>
          </table:table-cell>
          <table:table-cell table:formula="of:=[.A25]-[.B25]" office:value-type="float" office:value="0.0445446999999999" calcext:value-type="float">
            <text:p>0,0445447</text:p>
          </table:table-cell>
          <table:table-cell table:formula="of:=[.C25]^2" office:value-type="float" office:value="0.00198423029808999" calcext:value-type="float">
            <text:p>0,00198423029809</text:p>
          </table:table-cell>
          <table:table-cell office:value-type="float" office:value="1.4496977" calcext:value-type="float">
            <text:p>1,4496977</text:p>
          </table:table-cell>
          <table:table-cell table:formula="of:=[.$A$34]" office:value-type="float" office:value="1.3562022" calcext:value-type="float">
            <text:p>1,3562022</text:p>
          </table:table-cell>
          <table:table-cell table:formula="of:=[.E25]-[.F25]" office:value-type="float" office:value="0.0934955" calcext:value-type="float">
            <text:p>0,0934955</text:p>
          </table:table-cell>
          <table:table-cell table:formula="of:=[.G25]^2" office:value-type="float" office:value="0.00874140852024999" calcext:value-type="float">
            <text:p>0,00874140852025</text:p>
          </table:table-cell>
          <table:table-cell table:number-columns-repeated="2"/>
        </table:table-row>
        <table:table-row table:style-name="ro1">
          <table:table-cell office:value-type="float" office:value="1.6969681" calcext:value-type="float">
            <text:p>1,6969681</text:p>
          </table:table-cell>
          <table:table-cell office:value-type="float" office:value="1.5995666" calcext:value-type="float">
            <text:p>1,5995666</text:p>
          </table:table-cell>
          <table:table-cell table:formula="of:=[.A26]-[.B26]" office:value-type="float" office:value="0.0974015000000001" calcext:value-type="float">
            <text:p>0,0974015</text:p>
          </table:table-cell>
          <table:table-cell table:formula="of:=[.C26]^2" office:value-type="float" office:value="0.00948705220225003" calcext:value-type="float">
            <text:p>0,00948705220225</text:p>
          </table:table-cell>
          <table:table-cell office:value-type="float" office:value="1.6969681" calcext:value-type="float">
            <text:p>1,6969681</text:p>
          </table:table-cell>
          <table:table-cell table:formula="of:=[.$A$34]" office:value-type="float" office:value="1.3562022" calcext:value-type="float">
            <text:p>1,3562022</text:p>
          </table:table-cell>
          <table:table-cell table:formula="of:=[.E26]-[.F26]" office:value-type="float" office:value="0.3407659" calcext:value-type="float">
            <text:p>0,3407659</text:p>
          </table:table-cell>
          <table:table-cell table:formula="of:=[.G26]^2" office:value-type="float" office:value="0.11612139860281" calcext:value-type="float">
            <text:p>0,11612139860281</text:p>
          </table:table-cell>
          <table:table-cell table:number-columns-repeated="2"/>
        </table:table-row>
        <table:table-row table:style-name="ro1">
          <table:table-cell office:value-type="float" office:value="1.7234272" calcext:value-type="float">
            <text:p>1,7234272</text:p>
          </table:table-cell>
          <table:table-cell office:value-type="float" office:value="1.7517604" calcext:value-type="float">
            <text:p>1,7517604</text:p>
          </table:table-cell>
          <table:table-cell table:formula="of:=[.A27]-[.B27]" office:value-type="float" office:value="-0.0283332000000001" calcext:value-type="float">
            <text:p>-0,0283332</text:p>
          </table:table-cell>
          <table:table-cell table:formula="of:=[.C27]^2" office:value-type="float" office:value="0.000802770222240003" calcext:value-type="float">
            <text:p>0,00080277022224</text:p>
          </table:table-cell>
          <table:table-cell office:value-type="float" office:value="1.7234272" calcext:value-type="float">
            <text:p>1,7234272</text:p>
          </table:table-cell>
          <table:table-cell table:formula="of:=[.$A$34]" office:value-type="float" office:value="1.3562022" calcext:value-type="float">
            <text:p>1,3562022</text:p>
          </table:table-cell>
          <table:table-cell table:formula="of:=[.E27]-[.F27]" office:value-type="float" office:value="0.367225" calcext:value-type="float">
            <text:p>0,367225</text:p>
          </table:table-cell>
          <table:table-cell table:formula="of:=[.G27]^2" office:value-type="float" office:value="0.134854200625" calcext:value-type="float">
            <text:p>0,134854200625</text:p>
          </table:table-cell>
          <table:table-cell table:number-columns-repeated="2"/>
        </table:table-row>
        <table:table-row table:style-name="ro1">
          <table:table-cell office:value-type="float" office:value="1.512153" calcext:value-type="float">
            <text:p>1,512153</text:p>
          </table:table-cell>
          <table:table-cell office:value-type="float" office:value="1.431602" calcext:value-type="float">
            <text:p>1,431602</text:p>
          </table:table-cell>
          <table:table-cell table:formula="of:=[.A28]-[.B28]" office:value-type="float" office:value="0.080551" calcext:value-type="float">
            <text:p>0,080551</text:p>
          </table:table-cell>
          <table:table-cell table:formula="of:=[.C28]^2" office:value-type="float" office:value="0.00648846360100001" calcext:value-type="float">
            <text:p>0,006488463601</text:p>
          </table:table-cell>
          <table:table-cell office:value-type="float" office:value="1.512153" calcext:value-type="float">
            <text:p>1,512153</text:p>
          </table:table-cell>
          <table:table-cell table:formula="of:=[.$A$34]" office:value-type="float" office:value="1.3562022" calcext:value-type="float">
            <text:p>1,3562022</text:p>
          </table:table-cell>
          <table:table-cell table:formula="of:=[.E28]-[.F28]" office:value-type="float" office:value="0.1559508" calcext:value-type="float">
            <text:p>0,1559508</text:p>
          </table:table-cell>
          <table:table-cell table:formula="of:=[.G28]^2" office:value-type="float" office:value="0.02432065202064" calcext:value-type="float">
            <text:p>0,02432065202064</text:p>
          </table:table-cell>
          <table:table-cell table:number-columns-repeated="2"/>
        </table:table-row>
        <table:table-row table:style-name="ro1">
          <table:table-cell office:value-type="float" office:value="0.7569337" calcext:value-type="float">
            <text:p>0,7569337</text:p>
          </table:table-cell>
          <table:table-cell office:value-type="float" office:value="1.2727461" calcext:value-type="float">
            <text:p>1,2727461</text:p>
          </table:table-cell>
          <table:table-cell table:formula="of:=[.A29]-[.B29]" office:value-type="float" office:value="-0.5158124" calcext:value-type="float">
            <text:p>-0,5158124</text:p>
          </table:table-cell>
          <table:table-cell table:formula="of:=[.C29]^2" office:value-type="float" office:value="0.26606243199376" calcext:value-type="float">
            <text:p>0,26606243199376</text:p>
          </table:table-cell>
          <table:table-cell office:value-type="float" office:value="0.7569337" calcext:value-type="float">
            <text:p>0,7569337</text:p>
          </table:table-cell>
          <table:table-cell table:formula="of:=[.$A$34]" office:value-type="float" office:value="1.3562022" calcext:value-type="float">
            <text:p>1,3562022</text:p>
          </table:table-cell>
          <table:table-cell table:formula="of:=[.E29]-[.F29]" office:value-type="float" office:value="-0.5992685" calcext:value-type="float">
            <text:p>-0,5992685</text:p>
          </table:table-cell>
          <table:table-cell table:formula="of:=[.G29]^2" office:value-type="float" office:value="0.35912273509225" calcext:value-type="float">
            <text:p>0,35912273509225</text:p>
          </table:table-cell>
          <table:table-cell table:number-columns-repeated="2"/>
        </table:table-row>
        <table:table-row table:style-name="ro1">
          <table:table-cell office:value-type="float" office:value="1.4923587" calcext:value-type="float">
            <text:p>1,4923587</text:p>
          </table:table-cell>
          <table:table-cell office:value-type="float" office:value="1.653749" calcext:value-type="float">
            <text:p>1,653749</text:p>
          </table:table-cell>
          <table:table-cell table:formula="of:=[.A30]-[.B30]" office:value-type="float" office:value="-0.1613903" calcext:value-type="float">
            <text:p>-0,1613903</text:p>
          </table:table-cell>
          <table:table-cell table:formula="of:=[.C30]^2" office:value-type="float" office:value="0.02604682893409" calcext:value-type="float">
            <text:p>0,02604682893409</text:p>
          </table:table-cell>
          <table:table-cell office:value-type="float" office:value="1.4923587" calcext:value-type="float">
            <text:p>1,4923587</text:p>
          </table:table-cell>
          <table:table-cell table:formula="of:=[.$A$34]" office:value-type="float" office:value="1.3562022" calcext:value-type="float">
            <text:p>1,3562022</text:p>
          </table:table-cell>
          <table:table-cell table:formula="of:=[.E30]-[.F30]" office:value-type="float" office:value="0.1361565" calcext:value-type="float">
            <text:p>0,1361565</text:p>
          </table:table-cell>
          <table:table-cell table:formula="of:=[.G30]^2" office:value-type="float" office:value="0.01853859249225" calcext:value-type="float">
            <text:p>0,01853859249225</text:p>
          </table:table-cell>
          <table:table-cell table:number-columns-repeated="2"/>
        </table:table-row>
        <table:table-row table:style-name="ro1">
          <table:table-cell office:value-type="float" office:value="1.665474" calcext:value-type="float">
            <text:p>1,665474</text:p>
          </table:table-cell>
          <table:table-cell office:value-type="float" office:value="1.4651784" calcext:value-type="float">
            <text:p>1,4651784</text:p>
          </table:table-cell>
          <table:table-cell table:formula="of:=[.A31]-[.B31]" office:value-type="float" office:value="0.2002956" calcext:value-type="float">
            <text:p>0,2002956</text:p>
          </table:table-cell>
          <table:table-cell table:formula="of:=[.C31]^2" office:value-type="float" office:value="0.0401183273793599" calcext:value-type="float">
            <text:p>0,04011832737936</text:p>
          </table:table-cell>
          <table:table-cell office:value-type="float" office:value="1.665474" calcext:value-type="float">
            <text:p>1,665474</text:p>
          </table:table-cell>
          <table:table-cell table:formula="of:=[.$A$34]" office:value-type="float" office:value="1.3562022" calcext:value-type="float">
            <text:p>1,3562022</text:p>
          </table:table-cell>
          <table:table-cell table:formula="of:=[.E31]-[.F31]" office:value-type="float" office:value="0.3092718" calcext:value-type="float">
            <text:p>0,3092718</text:p>
          </table:table-cell>
          <table:table-cell table:formula="of:=[.G31]^2" office:value-type="float" office:value="0.0956490462752399" calcext:value-type="float">
            <text:p>0,09564904627524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soma (Obs-pred )² </text:p>
          </table:table-cell>
          <table:table-cell table:formula="of:=SUM([.D12:.D31])" office:value-type="float" office:value="0.97738890604871" calcext:value-type="float">
            <text:p>0,97738890604871</text:p>
          </table:table-cell>
          <table:table-cell table:number-columns-repeated="3"/>
          <table:table-cell table:formula="of:=SUM([.H12:.H31])" office:value-type="float" office:value="2.96810921200888" calcext:value-type="float">
            <text:p>2,96810921200888</text:p>
          </table:table-cell>
          <table:table-cell/>
          <table:table-cell table:formula="of:=1-([.D33]/[.H33])" office:value-type="float" office:value="0.670703186360453" calcext:value-type="float">
            <text:p>0,670703186360453</text:p>
          </table:table-cell>
        </table:table-row>
        <table:table-row table:style-name="ro1">
          <table:table-cell table:formula="of:=AVERAGE([.A12:.A31])" office:value-type="float" office:value="1.3562022" calcext:value-type="float">
            <text:p>1,3562022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08">
      <number:scientific-number number:decimal-places="16" number:min-decimal-places="16" number:min-integer-digits="1" number:min-exponent-digits="2" number:exponent-interval="1" number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1">00/00/0000</text:date>, <text:time style:data-style-name="N2" text:time-value="18:06:24.978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28T22:30:32.716000000</meta:creation-date>
    <dc:date>2022-07-01T18:21:20.413000000</dc:date>
    <meta:editing-duration>PT13M49S</meta:editing-duration>
    <meta:editing-cycles>2</meta:editing-cycles>
    <meta:generator>LibreOffice/7.0.6.2$Windows_X86_64 LibreOffice_project/144abb84a525d8e30c9dbbefa69cbbf2d8d4ae3b</meta:generator>
    <meta:document-statistic meta:table-count="1" meta:cell-count="173" meta:object-count="0"/>
  </office:meta>
</office:document-meta>
</file>